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FRdi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Offen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eller Str.3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Offen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lpingstr./ Zum Struwwelpet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Hasl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rickenweg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Hasl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rafenstraße/Ber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Haus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eitenbachstr./ Kloster 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Haus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adionstraße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Waldkir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mmendinger Str.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3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Waldkir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mmendinger Str.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 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2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ffenburgerstr. 7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ffenburgerstr. 7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nnenbacher Str.33/Ferran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nnenbacher Str.33/Ferran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ntererstr./Immenta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Zinnen/Leopoldrind/Am Karls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 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fred Doblin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Döblin 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176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fred Doblin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Döblin 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56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uhbankweg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57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lter-Benjamin-Str./Ingeborg-Drewitz-St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07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lter-Benjamin-Str./Ingeborg-Drewitz-St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20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ussmaul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27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ussmaul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ech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33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fackerstr. 64/Leis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44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fackerstr. 64/Leis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3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alkenbergerstr. 1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4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alkenbergerstr. 1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waldstraße 8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waldstraße 8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Kenz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3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Kenz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Kenz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nzergasse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Herbolz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ragoner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